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0a2c9"/>
    </style:style>
    <style:style style:name="P2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0eba45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 text:is-list-header="true">Normalizando uma tabela de CEPs </text:h>
      <text:p text:style-name="P1">Cenário atual:<text:line-break/><text:line-break/>Aproveitando o modelo de pessoa, vamos normalizar uma tabela de CEPs.<text:line-break/><text:line-break/>Tenho um arquivo CSV de ceps do tempo que os Correios distrib<text:span text:style-name="T1">uí</text:span>am gratuitamente em seu site, contendo 633.401 registros.<text:line-break/>Agora vou usá-lo como exercício de normalização e tentar reaproveitar seus dados.<text:line-break/><text:line-break/>Esta tabela, ou melhor, após a normalização, serão algumas tabelas que poderão ser utilizadas<text:line-break/>num cadastro de pessoas.<text:line-break/><text:line-break/>su - postgres<text:line-break/><text:line-break/>psql<text:line-break/><text:line-break/>create database cep encoding 'latin1'; <text:line-break/>Latin1 é para compatibilizar com conteúdo da tabela ceps.<text:line-break/>Pois o recomendado atualmente é a codificação UNICODE. Em um banco com codificação<text:line-break/>latin1 (iso-8859-1) tente representar por exemplo, o símbolo do euro (€).<text:line-break/>Não consegue, pois é outra codificação, portanto sempre que possível devemos usar UTF-8.<text:line-break/><text:line-break/>Para comprovar crie essa tabela, num banco em latin1:<text:line-break/>create table codificacao(c char(1))<text:line-break/><text:line-break/>Tente inserir este registro:<text:line-break/>insert into codificacao values ('€')<text:line-break/><text:line-break/>E receberá a mensagem:<text:line-break/>ERRO: <text:s/>caracter 0xe282ac da codificação "UTF8" nÃ£o tem equivalente em "LATIN1"<text:line-break/><text:line-break/><text:line-break/>Tabela de CEPs original:<text:line-break/><text:line-break/>create table ceps <text:line-break/>(<text:line-break/> <text:s text:c="3"/>cep char(8), <text:line-break/> <text:s text:c="3"/>tipo char(72), <text:line-break/> <text:s text:c="3"/>logradouro char(70),<text:line-break/> <text:s text:c="3"/>bairro char(72),<text:line-break/> <text:s text:c="3"/>municipio char(60), <text:line-break/> <text:s text:c="3"/>uf char(2)<text:line-break/>);<text:line-break/><text:line-break/>Importar dados (script em: http://pg.ribafs.net/down/scripts//cep.sql.zip)<text:line-break/>\copy ceps from /home/ribafs/cep_brasil.csv<text:line-break/><text:line-break/><text:line-break/><text:span text:style-name="T2">Adicionar PK</text:span><text:line-break/>alter table ceps add constraint cep_pk primary key(cep);<text:line-break/><text:soft-page-break/><text:span text:style-name="T2">Tabela municipios</text:span><text:line-break/><text:line-break/>create sequence municipio_seq;<text:line-break/>create table municipios as select distinct(municipio), uf from ceps order by uf;<text:line-break/>alter table municipios rename column municipio to descricao;<text:line-break/>alter table municipios add column municipio int;<text:line-break/>update municipios set municipio=nextval('municipio_seq');<text:line-break/>alter table municipios add constraint municipio_pk primary key(municipio);<text:line-break/>alter table municipios add constraint municipio_unk unique(descricao);<text:line-break/><text:line-break/>municipios(descricao, uf, municipio)<text:line-break/><text:line-break/><text:line-break/><text:span text:style-name="T2">Tabela bairros</text:span><text:line-break/><text:line-break/>create sequence bairro_seq;<text:line-break/>create table bairros as select distinct(bairro) from ceps order by bairro;<text:line-break/>alter table bairros rename column bairro to descricao;<text:line-break/>alter table bairros add column bairro int;<text:line-break/>update bairros set bairro=nextval('bairro_seq');<text:line-break/>alter table bairros add constraint bairro_pk primary key(bairro);<text:line-break/>alter table bairros add constraint bairro_unk unique(descricao);<text:line-break/><text:line-break/>bairros(descricao, bairro)<text:line-break/><text:line-break/><text:line-break/><text:span text:style-name="T2">Tabela logradouros</text:span><text:line-break/><text:line-break/>create sequence logradouro_seq;<text:line-break/>create table logradouros as select distinct(logradouro) from ceps order by logradouro;<text:line-break/>alter table logradouros rename column logradouro to descricao;<text:line-break/>alter table logradouros add column logradouro int;<text:line-break/>update logradouros set logradouro=nextval('logradouro_seq');<text:line-break/>alter table logradouros add constraint logradouro_pk primary key(logradouro);<text:line-break/>alter table logradouros add constraint logradouro_unk unique(descricao);<text:line-break/><text:line-break/>logradouros(descricao, logradouro)<text:line-break/><text:line-break/><text:line-break/><text:span text:style-name="T2">Tabela tipos</text:span><text:line-break/><text:line-break/>create sequence tipo_seq;<text:line-break/>create table tipos as select distinct(tipo) from ceps order by tipo;<text:line-break/>alter table tipos rename column tipo to descricao;<text:line-break/>alter table tipos add column tipo int;<text:line-break/>update tipos set tipo=nextval('tipo_seq');<text:line-break/>alter table tipos add constraint tipo_pk primary key(tipo);<text:line-break/>alter table tipos add constraint tipo_unk unique(descricao);<text:line-break/><text:line-break/>tipos(descricao, tipo)<text:line-break/><text:line-break/><text:line-break/><text:soft-page-break/><text:span text:style-name="T2">Tabela ceps normalizada</text:span><text:line-break/><text:line-break/>create table cepsn<text:line-break/>(<text:line-break/> <text:s text:c="3"/>cep char(8) not null,<text:line-break/> <text:s text:c="3"/>tipo int, <text:line-break/> <text:s text:c="3"/>logradouro int,<text:line-break/> <text:s text:c="3"/>bairro int,<text:line-break/> <text:s text:c="3"/>municipio int,<text:line-break/> <text:s text:c="3"/>primary key(cep, logradour), <text:line-break/> <text:s text:c="3"/>constraint tipo_fk foreign key (tipo) references tipos(tipo),<text:line-break/> <text:s text:c="3"/>constraint logradouro_fk foreign key (logradouro) references logradouros(logradouro),<text:line-break/> <text:s text:c="3"/>constraint bairro_fk foreign key (bairro) references bairros(bairro),<text:line-break/> <text:s text:c="3"/>constraint municipio_fk foreign key (municipio) references municipios(municipio)<text:line-break/>);<text:line-break/><text:line-break/>-- Como atualmente podem existir mais de um CEP por logradouro, então CEP não pode ser a PK, <text:line-break/>-- portanto teremos uma chave natural formada pelo CEP e pelo logradouro<text:line-break/><text:line-break/>Criar assim:<text:line-break/><text:line-break/>create table cepsn as select distinct(cep) from ceps<text:line-break/>alter table cepsn add column tipo int;<text:line-break/>alter table cepsn add column logradouro int;<text:line-break/>alter table cepsn add column bairro int;<text:line-break/>alter table cepsn add column municipio int;<text:line-break/>alter table cepsn add constraint tipo_fk foreign key (tipo) references tipos(tipo);<text:line-break/>alter table cepsn add constraint logradouro_fk foreign key (logradouro) references logradouros(logradouro);<text:line-break/>alter table cepsn add constraint bairro_fk foreign key (bairro) references bairros(bairro);<text:line-break/>alter table cepsn add constraint municipio_fk foreign key (municipio) references municipios(municipio);<text:line-break/><text:line-break/><text:line-break/>Agora vamos popular a tabela cepsn com os registros da tabela ceps.<text:line-break/>Veja que não é somente importar todos os tipos da tabela tipos para o campo tipo de cepsn.<text:line-break/>Temos que trazer os tipos corretos de todos os 644 mil registros. Cada um com seu tipo correspondente.<text:line-break/>Postanto não será uma tarefa simples nem direta. Exigirá um pouco de conhecimento da linguagem SQL.<text:line-break/><text:line-break/>Quando não temos ceerteza se a nossa consulta é coerente e que poderá demorar muito, então ajuda muito<text:line-break/>consultar o PostgreSQL como ele faria essa consulta.<text:line-break/>Execute a consulta com o EXPLAIN que ele vai dar uma dica, em espacial os valores do custo final e rows.<text:line-break/><text:line-break/>CEPs - 633401<text:line-break/>Tipos - 189<text:line-break/>Logradouros - 316499<text:line-break/>Bairros - 16766<text:line-break/>Municípios - 346<text:line-break/><text:soft-page-break/>Atualizar tipo em cepsn com o valor tipo de tipos, mas correspondentes aos de ceps<text:line-break/><text:line-break/>Agora para receber os valores do campo tipo tenho que pensar assim:<text:line-break/>tomar de cepsn o cep e testar se igual ao cep de ceps<text:line-break/>Ainda pegar neste cep o valor do tipo em ceps e testar se é igual ao valor da descricao em tipos.<text:line-break/>Então trazer o resultado. A consulta abaixo faz isso:<text:line-break/><text:line-break/>update cepsn cn set tipo = (select t.tipo from ceps c,tipos t where cn.cep = c.cep and c.tipo = t.descricao);<text:line-break/><text:line-break/>update cepsn cn set logradouro = (select l.logradouro from ceps c,logradouros l where cn.cep = c.cep and c.logradouro = l.descricao);<text:line-break/> <text:s text:c="3"/>Esta demora exageradamente.<text:line-break/><text:line-break/>Usei apenas:<text:line-break/>update cepsn cn set logradouro = (select l.logradouro from ceps c,logradouros l where cn.cep = c.cep <text:line-break/> <text:s text:c="3"/>and c.logradouro = l.descricao and l.logradouro &gt;= 305372 and l.logradouro &lt;=305375);<text:line-break/><text:line-break/>Custo total: 10.609.291,16 Tempo: 41.419 ms<text:line-break/><text:line-break/>update cepsn cn set bairro = (select b.bairro from ceps c,bairros b where cn.cep = c.cep and c.bairro = b.descricao);<text:line-break/>Usei somente:<text:line-break/>update cepsn cn set bairro = (select b.bairro from ceps c,bairros b where cn.cep = c.cep and c.bairro = b.descricao<text:line-break/> <text:s text:c="3"/>and b.bairro &lt; 9110 and b.bairro &gt;9101);<text:line-break/><text:line-break/>update cepsn cn set municipio = (select m.municipio from ceps c,municipios m where cn.cep = c.cep and c.municipio = m.descricao);<text:line-break/>Usei somente:<text:line-break/>update cepsn cn set municipio = (select m.municipio from ceps c,municipios m where cn.cep = c.cep <text:line-break/> <text:s text:c="3"/>and c.municipio = m.descricao and m.uf='CE');<text:line-break/><text:line-break/>Obs.: só para ter uma idéia, o tempo desta consulta foi de 133.330ms e o curto total acusado pelo Explain era de 14.417.399.32 e <text:line-break/>rows 633401 (total)<text:line-break/><text:line-break/>Agora, finalmente uma consulta de CEP na tabela normalizada<text:line-break/>select cep, t.descricao, l.descricao, b.descricao, m.descricao, m.uf from cepsn c, tipos t, <text:line-break/> <text:s text:c="3"/>logradouros l, bairros b, municipios m where c.cep='60420440' and t.tipo=c.tipo and l.logradouro=c.logradouro<text:line-break/> <text:s text:c="3"/>and b.bairro=c.bairro and m.municipio=c.municipio;<text:line-break/><text:line-break/>Alterei a tabela cepsn adicionando índice único nos campos: tipo, bairro, logradouro e municipio:<text:line-break/>CREATE UNIQUE INDEX unq_tipo ON pepsn (tipo);<text:line-break/><text:line-break/>Consultas úteis:<text:line-break/>select * from municipios group by uf,municipio,descricao having count(municipio) = 1 order by uf,descricao;<text:line-break/>select count(municipio) from municipios group by uf having count(municipio)&gt;1 and uf='CE';<text:line-break/><text:soft-page-break/><text:line-break/>Cuidado com operadores boolean:<text:line-break/>select * from municipios where uf='SP' and uf='DF' order by descricao; <text:s/>-- Nada retorna<text:line-break/>select * from municipios where uf='SP' or uf='DF' order by descricao; -- esta retorn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2-02T18:33:29</meta:creation-date>
    <dc:date>2017-06-15T12:27:05.438746890</dc:date>
    <meta:editing-cycles>9</meta:editing-cycles>
    <meta:editing-duration>PT5M35S</meta:editing-duration>
    <meta:document-statistic meta:table-count="0" meta:image-count="0" meta:object-count="0" meta:page-count="5" meta:paragraph-count="2" meta:word-count="1083" meta:character-count="7753" meta:non-whitespace-character-count="6518"/>
    <meta:user-defined meta:name="Informações 1"/>
    <meta:user-defined meta:name="Informações 2"/>
    <meta:user-defined meta:name="Informações 3"/>
    <meta:user-defined meta:name="Informações 4"/>
  </office:meta>
</office:document-meta>
</file>